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4db" officeooo:paragraph-rsid="00113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bits/stdc++.h&gt;</text:p>
      <text:p text:style-name="P1">using namespace std;</text:p>
      <text:p text:style-name="P1"/>
      <text:p text:style-name="P1">int main()</text:p>
      <text:p text:style-name="P1">{</text:p>
      <text:p text:style-name="P1"><text:tab/>int n,W;</text:p>
      <text:p text:style-name="P1"><text:tab/>cout&lt;&lt;"\nEnter the number of items in knapsack: ";</text:p>
      <text:p text:style-name="P1"><text:tab/>cin&gt;&gt;n;</text:p>
      <text:p text:style-name="P1"><text:tab/>cout&lt;&lt;"\nEnter the maximum weight of the knapsack: ";</text:p>
      <text:p text:style-name="P1"><text:tab/>cin&gt;&gt;W;</text:p>
      <text:p text:style-name="P1"/>
      <text:p text:style-name="P1"/>
      <text:p text:style-name="P1"><text:tab/>int p[n],w[n],dp[n+1][W+1];</text:p>
      <text:p text:style-name="P1"><text:tab/></text:p>
      <text:p text:style-name="P1"><text:tab/>for(int i=0;i&lt;n;i++)</text:p>
      <text:p text:style-name="P1"><text:tab/>{</text:p>
      <text:p text:style-name="P1"><text:tab/><text:tab/>cout&lt;&lt;"\nEnter the profit of item "&lt;&lt;i&lt;&lt;": ";</text:p>
      <text:p text:style-name="P1"><text:tab/><text:tab/>cin&gt;&gt;p[i];</text:p>
      <text:p text:style-name="P1"><text:tab/><text:tab/>cout&lt;&lt;"\nEnter the weight of item "&lt;&lt;i&lt;&lt;": ";</text:p>
      <text:p text:style-name="P1"><text:tab/><text:tab/>cin&gt;&gt;w[i];</text:p>
      <text:p text:style-name="P1"><text:tab/>}</text:p>
      <text:p text:style-name="P1"><text:tab/></text:p>
      <text:p text:style-name="P1"><text:tab/>// intialize</text:p>
      <text:p text:style-name="P1"><text:tab/></text:p>
      <text:p text:style-name="P1"><text:tab/>for(int i=0;i&lt;=n;i++)</text:p>
      <text:p text:style-name="P1"><text:tab/>{</text:p>
      <text:p text:style-name="P1"><text:tab/><text:tab/>for(int j=0;j&lt;=W;j++)</text:p>
      <text:p text:style-name="P1"><text:tab/><text:tab/>{</text:p>
      <text:p text:style-name="P1"><text:tab/><text:tab/><text:tab/>if(i == 0 || j == 0) dp[i][j] = 0;</text:p>
      <text:p text:style-name="P1"><text:tab/><text:tab/>}</text:p>
      <text:p text:style-name="P1"><text:tab/>}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for(int i=1;i&lt;=n;i++)</text:p>
      <text:p text:style-name="P1"><text:tab/>{</text:p>
      <text:p text:style-name="P1"><text:tab/><text:tab/>for(int j=1;j&lt;=W;j++)</text:p>
      <text:p text:style-name="P1"><text:tab/><text:tab/>{</text:p>
      <text:p text:style-name="P1"><text:tab/><text:tab/><text:tab/>if(w[i-1] &lt;= j)</text:p>
      <text:p text:style-name="P1"><text:tab/><text:tab/><text:tab/>{</text:p>
      <text:p text:style-name="P1"><text:tab/><text:tab/><text:tab/><text:tab/>dp[i][j] = max(p[i-1]+dp[i-1][j-w[i-1]] ,dp[i-1][j]);</text:p>
      <text:p text:style-name="P1"><text:tab/><text:tab/><text:tab/>}</text:p>
      <text:p text:style-name="P1"><text:tab/><text:tab/><text:tab/>else dp[i][j] = dp[i-1][j];</text:p>
      <text:p text:style-name="P1"><text:tab/><text:tab/>}</text:p>
      <text:p text:style-name="P1"><text:tab/>}</text:p>
      <text:p text:style-name="P1"><text:tab/></text:p>
      <text:p text:style-name="P1"><text:tab/>vector&lt;int&gt; s;<text:tab/></text:p>
      <text:p text:style-name="P1"><text:tab/></text:p>
      <text:p text:style-name="P1"><text:tab/>for(int i=0;i&lt;=n;i++)</text:p>
      <text:p text:style-name="P1"><text:tab/>{</text:p>
      <text:p text:style-name="P1"><text:tab/><text:tab/>for(int j=0;j&lt;=W;j++)</text:p>
      <text:p text:style-name="P1"><text:soft-page-break/><text:tab/><text:tab/>{</text:p>
      <text:p text:style-name="P1"><text:tab/><text:tab/><text:tab/>cout&lt;&lt;dp[i][j]&lt;&lt;" ";</text:p>
      <text:p text:style-name="P1"><text:tab/><text:tab/>}</text:p>
      <text:p text:style-name="P1"><text:tab/><text:tab/>cout&lt;&lt;"\n";</text:p>
      <text:p text:style-name="P1"><text:tab/>}</text:p>
      <text:p text:style-name="P1"><text:tab/>cout&lt;&lt;"Max profit is: "; <text:tab/></text:p>
      <text:p text:style-name="P1"><text:tab/>cout&lt;&lt;dp[n][W];</text:p>
      <text:p text:style-name="P1"><text:tab/></text:p>
      <text:p text:style-name="P1"><text:tab/></text:p>
      <text:p text:style-name="P1"><text:tab/>for(int i=n;i&gt;0;i--)</text:p>
      <text:p text:style-name="P1"><text:tab/>{</text:p>
      <text:p text:style-name="P1"><text:tab/><text:tab/>if(dp[i][W] == dp[i-1][W]) continue;</text:p>
      <text:p text:style-name="P1"><text:tab/><text:tab/>else s.push_back(i);</text:p>
      <text:p text:style-name="P1"><text:tab/>}</text:p>
      <text:p text:style-name="P1"><text:tab/></text:p>
      <text:p text:style-name="P1"><text:tab/>cout&lt;&lt;"\nSelected items are: ";</text:p>
      <text:p text:style-name="P1"><text:tab/>for(int i=0;i&lt;s.size();i++) cout&lt;&lt;s[i]&lt;&lt;" ";</text:p>
      <text:p text:style-name="P1"><text:tab/></text:p>
      <text:p text:style-name="P1">}</text:p>
      <text:p text:style-name="P1"/>
      <text:p text:style-name="P1">// Output:</text:p>
      <text:p text:style-name="P1"/>
      <text:p text:style-name="P1">Enter the number of items in knapsack: 4</text:p>
      <text:p text:style-name="P1"/>
      <text:p text:style-name="P1">Enter the maximum weight of the knapsack: 10</text:p>
      <text:p text:style-name="P1"/>
      <text:p text:style-name="P1">Enter the profit of item 0: 5</text:p>
      <text:p text:style-name="P1"/>
      <text:p text:style-name="P1">Enter the weight of item 0: 2</text:p>
      <text:p text:style-name="P1"/>
      <text:p text:style-name="P1">Enter the profit of item 1: 6</text:p>
      <text:p text:style-name="P1"/>
      <text:p text:style-name="P1">Enter the weight of item 1: 1</text:p>
      <text:p text:style-name="P1"/>
      <text:p text:style-name="P1">Enter the profit of item 2: 8</text:p>
      <text:p text:style-name="P1"/>
      <text:p text:style-name="P1">Enter the weight of item 2: 4</text:p>
      <text:p text:style-name="P1"/>
      <text:p text:style-name="P1">Enter the profit of item 3: 10</text:p>
      <text:p text:style-name="P1"/>
      <text:p text:style-name="P1">Enter the weight of item 3: 10</text:p>
      <text:p text:style-name="P1"/>
      <text:p text:style-name="P1">0 0 0 0 0 0 0 0 0 0 0 </text:p>
      <text:p text:style-name="P1">0 0 5 5 5 5 5 5 5 5 5 </text:p>
      <text:p text:style-name="P1">0 6 6 11 11 11 11 11 11 11 11 </text:p>
      <text:p text:style-name="P1">0 6 6 11 11 14 14 19 19 19 19 </text:p>
      <text:p text:style-name="P1">0 6 6 11 11 14 14 19 19 19 19 </text:p>
      <text:p text:style-name="P1"/>
      <text:p text:style-name="P1">Max profit is: 19</text:p>
      <text:p text:style-name="P1"/>
      <text:p text:style-name="P1">Selected items are: 3 2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8:48:14.355579504</meta:creation-date>
    <dc:date>2022-11-10T18:55:03.045321552</dc:date>
    <meta:editing-duration>PT6M49S</meta:editing-duration>
    <meta:editing-cycles>1</meta:editing-cycles>
    <meta:document-statistic meta:table-count="0" meta:image-count="0" meta:object-count="0" meta:page-count="2" meta:paragraph-count="86" meta:word-count="267" meta:character-count="1458" meta:non-whitespace-character-count="1163"/>
    <meta:generator>LibreOffice/5.1.6.2$Linux_X86_64 LibreOffice_project/10m0$Build-2</meta:generator>
  </office:meta>
</office:document-meta>
</file>